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text-properties officeooo:paragraph-rsid="001090ba"/>
    </style:style>
    <style:style style:name="P2" style:family="paragraph" style:parent-style-name="Contents_20_Heading">
      <style:text-properties officeooo:paragraph-rsid="001090ba"/>
    </style:style>
    <style:style style:name="P3" style:family="paragraph" style:parent-style-name="Text_20_body">
      <style:text-properties officeooo:paragraph-rsid="00126ac3"/>
    </style:style>
    <style:style style:name="P4" style:family="paragraph" style:parent-style-name="Text_20_body">
      <style:text-properties officeooo:rsid="00138157" officeooo:paragraph-rsid="00138157"/>
    </style:style>
    <style:style style:name="P5" style:family="paragraph" style:parent-style-name="Text_20_body">
      <style:text-properties officeooo:rsid="00138157" officeooo:paragraph-rsid="00159f17"/>
    </style:style>
    <style:style style:name="P6" style:family="paragraph" style:parent-style-name="Text_20_body">
      <style:text-properties officeooo:rsid="00151fa8" officeooo:paragraph-rsid="00151fa8"/>
    </style:style>
    <style:style style:name="P7" style:family="paragraph" style:parent-style-name="Text_20_body">
      <style:text-properties officeooo:rsid="00159f17" officeooo:paragraph-rsid="00159f17"/>
    </style:style>
    <style:style style:name="P8" style:family="paragraph" style:parent-style-name="Text_20_body">
      <style:text-properties officeooo:rsid="0015b65a" officeooo:paragraph-rsid="0015b65a"/>
    </style:style>
    <style:style style:name="P9" style:family="paragraph" style:parent-style-name="Text_20_body">
      <style:text-properties officeooo:rsid="0016e9f5" officeooo:paragraph-rsid="0016e9f5"/>
    </style:style>
    <style:style style:name="P10" style:family="paragraph" style:parent-style-name="Text_20_body">
      <style:text-properties officeooo:rsid="00172b52" officeooo:paragraph-rsid="00172b52"/>
    </style:style>
    <style:style style:name="P11" style:family="paragraph" style:parent-style-name="Title" style:master-page-name="First_20_Page">
      <style:paragraph-properties style:page-number="auto"/>
      <style:text-properties officeooo:paragraph-rsid="001090ba"/>
    </style:style>
    <style:style style:name="P12" style:family="paragraph" style:parent-style-name="Subtitle">
      <style:text-properties officeooo:paragraph-rsid="001090ba"/>
    </style:style>
    <style:style style:name="P13" style:family="paragraph" style:parent-style-name="Subtitle">
      <style:text-properties officeooo:rsid="001090ba" officeooo:paragraph-rsid="001090ba"/>
    </style:style>
    <style:style style:name="P14" style:family="paragraph" style:parent-style-name="Heading_20_1" style:list-style-name="">
      <style:paragraph-properties fo:margin-left="0cm" fo:margin-right="0cm" fo:text-indent="0cm" style:auto-text-indent="false"/>
      <style:text-properties officeooo:paragraph-rsid="001090ba"/>
    </style:style>
    <style:style style:name="P15" style:family="paragraph" style:parent-style-name="Heading_20_1" style:list-style-name="WWNum1">
      <style:text-properties officeooo:paragraph-rsid="001090ba"/>
    </style:style>
    <style:style style:name="P16" style:family="paragraph" style:parent-style-name="Heading_20_2">
      <style:text-properties officeooo:rsid="00126ac3" officeooo:paragraph-rsid="00126ac3"/>
    </style:style>
    <style:style style:name="P17" style:family="paragraph" style:parent-style-name="Heading_20_2">
      <style:text-properties officeooo:rsid="001fbe88" officeooo:paragraph-rsid="001fbe88"/>
    </style:style>
    <style:style style:name="P18" style:family="paragraph" style:parent-style-name="Text_20_body">
      <style:text-properties officeooo:paragraph-rsid="001090ba"/>
    </style:style>
    <style:style style:name="P19" style:family="paragraph" style:parent-style-name="Text_20_body">
      <style:text-properties fo:language="de" fo:country="DE" officeooo:paragraph-rsid="001090ba"/>
    </style:style>
    <style:style style:name="P20" style:family="paragraph" style:parent-style-name="Text_20_body">
      <style:text-properties officeooo:rsid="0017f00f" officeooo:paragraph-rsid="001b0a1f"/>
    </style:style>
    <style:style style:name="P21" style:family="paragraph" style:parent-style-name="Text_20_body">
      <style:text-properties officeooo:rsid="001c3e8a" officeooo:paragraph-rsid="001c3e8a"/>
    </style:style>
    <style:style style:name="P22" style:family="paragraph" style:parent-style-name="Text_20_body">
      <style:text-properties officeooo:rsid="001dd564" officeooo:paragraph-rsid="001dd564"/>
    </style:style>
    <style:style style:name="P23" style:family="paragraph" style:parent-style-name="Text_20_body">
      <style:text-properties officeooo:rsid="001fbe88" officeooo:paragraph-rsid="001fbe88"/>
    </style:style>
    <style:style style:name="P24" style:family="paragraph" style:parent-style-name="Text_20_body">
      <style:text-properties officeooo:paragraph-rsid="001fbe88"/>
    </style:style>
    <style:style style:name="P25" style:family="paragraph" style:parent-style-name="Text_20_body">
      <style:text-properties officeooo:rsid="001fbf0f" officeooo:paragraph-rsid="001fbf0f"/>
    </style:style>
    <style:style style:name="T1" style:family="text">
      <style:text-properties fo:color="#000000" loext:opacity="100%" fo:font-size="10.5pt" fo:language="de" fo:country="DE" style:font-size-asian="10.5pt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1090ba"/>
    </style:style>
    <style:style style:name="T4" style:family="text">
      <style:text-properties fo:language="de" fo:country="DE" style:text-underline-style="solid" style:text-underline-width="auto" style:text-underline-color="font-color"/>
    </style:style>
    <style:style style:name="T5" style:family="text">
      <style:text-properties fo:language="de" fo:country="DE" officeooo:rsid="001fbe88"/>
    </style:style>
    <style:style style:name="T6" style:family="text">
      <style:text-properties officeooo:rsid="00151fa8"/>
    </style:style>
    <style:style style:name="T7" style:family="text">
      <style:text-properties officeooo:rsid="00159f17"/>
    </style:style>
    <style:style style:name="T8" style:family="text">
      <style:text-properties officeooo:rsid="0015b65a"/>
    </style:style>
    <style:style style:name="T9" style:family="text">
      <style:text-properties officeooo:rsid="0016e9f5"/>
    </style:style>
    <style:style style:name="T10" style:family="text">
      <style:text-properties officeooo:rsid="0017f00f"/>
    </style:style>
    <style:style style:name="T11" style:family="text">
      <style:text-properties officeooo:rsid="00190ac1"/>
    </style:style>
    <style:style style:name="T12" style:family="text">
      <style:text-properties officeooo:rsid="001b0a1f"/>
    </style:style>
    <style:style style:name="T13" style:family="text">
      <style:text-properties officeooo:rsid="001c3e8a"/>
    </style:style>
    <style:style style:name="T14" style:family="text">
      <style:text-properties officeooo:rsid="001dd564"/>
    </style:style>
    <style:style style:name="T15" style:family="text">
      <style:text-properties officeooo:rsid="001fbe8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1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2"><text:span text:style-name="T3">Junioraufgabe</text:span><text:span text:style-name="T2"> </text:span><text:span text:style-name="T3">1</text:span><text:span text:style-name="T2">: </text:span><text:span text:style-name="T3">Quadratisch- praktisch-gruen</text:span></text:p>
      <text:p text:style-name="P12" loext:marker-style-name="T2"><text:span text:style-name="T2">Team-ID: 01005</text:span></text:p>
      <text:p text:style-name="P12" loext:marker-style-name="T2"><text:span text:style-name="T2">Team: Jonathan</text:span></text:p>
      <text:p text:style-name="P12" loext:marker-style-name="T2"><text:span text:style-name="T2">Bearbeiter/-innen dieser Aufgabe: Jonathan Salomo</text:span></text:p>
      <text:p text:style-name="P13" loext:marker-style-name="T2"><text:span text:style-name="T2"><text:date style:data-style-name="N41" text:date-value="2024-10-31T10:37:30.489000021">31. Oktober 2024</text:date></text:span></text:p>
      <text:table-of-content text:style-name="Sect1" text:protected="true" text:name="Inhaltsverzeichnis1">
        <text:table-of-content-source text:outline-level="9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">Inhaltsverzeichnis</text:p>
          </text:index-title>
          <text:p text:style-name="P1"><text:a xlink:type="simple" xlink:href="#__RefHeading___Toc2232_4178761632" text:style-name="Index_20_Link" text:visited-style-name="Index_20_Link">Lösungsidee<text:tab/>1</text:a></text:p>
          <text:p text:style-name="P1"><text:a xlink:type="simple" xlink:href="#__RefHeading___Toc2234_4178761632" text:style-name="Index_20_Link" text:visited-style-name="Index_20_Link">Umsetzung<text:tab/>2</text:a></text:p>
          <text:p text:style-name="P1"><text:a xlink:type="simple" xlink:href="#__RefHeading___Toc2236_4178761632" text:style-name="Index_20_Link" text:visited-style-name="Index_20_Link">Beispiele<text:tab/>3</text:a></text:p>
          <text:p text:style-name="P1"><text:a xlink:type="simple" xlink:href="#__RefHeading___Toc2238_4178761632" text:style-name="Index_20_Link" text:visited-style-name="Index_20_Link">Quellcode<text:tab/>29</text:a></text:p>
        </text:index-body>
      </text:table-of-content>
      <text:h text:style-name="P14" text:outline-level="1"/>
      <text:list xml:id="list2805858085" text:style-name="WWNum1">
        <text:list-item>
          <text:h text:style-name="Heading_20_1" text:outline-level="1"><text:bookmark-start text:name="__RefHeading___Toc2232_4178761632"/>Lösungsidee<text:bookmark-end text:name="__RefHeading___Toc2232_4178761632"/></text:h>
        </text:list-item>
      </text:list>
      <text:h text:style-name="Heading_20_2" text:outline-level="2">Definition von <text:s/>„so quadratisch wie möglich“</text:h>
      <text:p text:style-name="P5">Ich habe „so quadratisch wie möglich“ so <text:span text:style-name="T7">definiert</text:span>, dass die Differenz der Kantenlängen x und y der Kleingärten so gering wie möglich sein sollte. </text:p>
      <text:p text:style-name="P4">Wenn wir die Aufgabenstellung betrachten fällt auf das diese sich in zwei Schritte unterteilen lässt. Der erste hie<text:span text:style-name="T6">r</text:span>von ist die Findung einer Aufteilung in Quadratische Kleingerten, welche so nah wie möglich an der geforderten Menge von </text:p>
      <text:p text:style-name="P4"><draw:frame draw:style-name="fr2" draw:name="Objekt1" text:anchor-type="as-char" svg:y="-0.388cm" svg:width="9.292cm" svg:height="0.5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liegt. Im zweiten Schritt nehmen wir dann diese Aufteilung und verändern diese so, dass sie die geforderte Menge erfüllt. Hierbei sorgen wir dafür, dass <text:span text:style-name="T7">sich die Form der Kleingärten sich nie</text:span> <text:span text:style-name="T7">mehr als unbedingt nötig vom perfekten Quadrat entfernt.</text:span></text:p>
      <text:h text:style-name="P16" text:outline-level="2">Möglichst gute Quadratische <text:span text:style-name="T7">Aufteilung</text:span> finden</text:h>
      <text:p text:style-name="P7">Um eine möglichst gute Quadratische Aufteilung zu finden will ich als erstes alle möglichen gemeinsamen Teiler der Seitenlängen bestimmen, da x und y jeder Aufteilung, die aus perfekten Quadraten besteht, gleich <text:span text:style-name="T8">und ein Teiler der jeweiligen Seitenlänge sein muss. Somit kann diese </text:span><text:span text:style-name="T10">Z</text:span><text:span text:style-name="T8">ahl nur ein gemeinsamer Teiler der Seitenlängen sein. </text:span></text:p>
      <text:p text:style-name="P8"><text:soft-page-break/>Um all diese Teiler zu finden wende ich zuerst den euklidischen Algorithmus auf die zwei Seitenlängen an. Dieser berechnet den gr<text:span text:style-name="T9">ö</text:span>ßten gemeinsamen Teiler iterativ. </text:p>
      <text:p text:style-name="P9">Nun berechne ich alle Teiler dieser Zahl, da dies<text:span text:style-name="T10">e</text:span> alle gemeinsamen Teiler der zwei ursprünglichen Zahlen sind. </text:p>
      <text:p text:style-name="P10">Mein Teiler für eine möglichst gute Quadratische Aufteilung ist nun entweder der größte, der eine perfekte Lösung ist, also <text:span text:style-name="T10">zu </text:span>eine<text:span text:style-name="T10">r</text:span> Aufteilung mit bis zu 10% mehr Kleingärten <text:span text:style-name="T10">führt</text:span>, oder der größte der für genug Kleingärten für alle Interessenten sorgt. </text:p>
      <text:h text:style-name="P16" text:outline-level="2">Anpassung der Kleingärten an die Anzahl an Interessenten</text:h>
      <text:p text:style-name="P10">Wenn es keine perfekt Lösung gibt schaue ich nun <text:span text:style-name="T10">ob</text:span> mehr oder weniger Kleingärten benötigt werden. <text:span text:style-name="T10">Daraufhin passe ich die Seitenlängen in möglichst kleinen Schritten an bis die Anzahl der Kleingärten die vorgegebene Bedingung erfüllt. </text:span></text:p>
      <text:p text:style-name="P20">Hierbei gehe ich so vor das ich <text:span text:style-name="T11">die Längere der beiden Seitenlängen verkleinere wenn ich die Menge an Kleingärten reduzieren will und die kürzere vergrößere wenn </text:span><text:span text:style-name="T12">ich die Menge an Kleingärten erhöhen will. Ich erhöhe und reduziere die Längen der Kleingärten immer genau so das einer mehr oder weniger in der jeweiligen Länge auf das </text:span><text:span text:style-name="T13">Grundstück</text:span><text:span text:style-name="T12"> passt. </text:span></text:p>
      <text:p text:style-name="P20"><draw:frame draw:style-name="fr1" draw:name="Objekt2" text:anchor-type="as-char" svg:y="-0.388cm" svg:width="5.398cm" svg:height="0.54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1">Nun verhindere ich immer, dass nach einem Schritt bei dem <draw:frame draw:style-name="fr1" draw:name="Objekt3" text:anchor-type="as-char" svg:y="-0.379cm" svg:width="0.235cm" svg:height="0.471cm" draw:z-index="2"><draw:object xlink:href="./Object 3" xlink:type="simple" xlink:show="embed" xlink:actuate="onLoad"/><draw:image xlink:href="./ObjectReplacements/Object 3" xlink:type="simple" xlink:show="embed" xlink:actuate="onLoad"/></draw:frame><text:s/>erhört wurde <draw:frame draw:style-name="fr1" draw:name="Objekt4" text:anchor-type="as-char" svg:y="-0.379cm" svg:width="0.235cm" svg:height="0.471cm" draw:z-index="3"><draw:object xlink:href="./Object 4" xlink:type="simple" xlink:show="embed" xlink:actuate="onLoad"/><draw:image xlink:href="./ObjectReplacements/Object 4" xlink:type="simple" xlink:show="embed" xlink:actuate="onLoad"/></draw:frame><text:s/>gleich wieder reduziert werden kann, da das Programm sonst niemals terminieren würde. </text:p>
      <text:p text:style-name="P21">Dieses Vorgehen kann nun aber dafür sorgen das das Programm erst <draw:frame draw:style-name="fr1" draw:name="Objekt5" text:anchor-type="as-char" svg:y="-0.379cm" svg:width="0.235cm" svg:height="0.471cm" draw:z-index="4"><draw:object xlink:href="./Object 5" xlink:type="simple" xlink:show="embed" xlink:actuate="onLoad"/><draw:image xlink:href="./ObjectReplacements/Object 5" xlink:type="simple" xlink:show="embed" xlink:actuate="onLoad"/></draw:frame><text:s/>erhöht dann <draw:frame draw:style-name="fr1" draw:name="Objekt6" text:anchor-type="as-char" svg:y="-0.379cm" svg:width="0.27cm" svg:height="0.471cm" draw:z-index="5"><draw:object xlink:href="./Object 6" xlink:type="simple" xlink:show="embed" xlink:actuate="onLoad"/><draw:image xlink:href="./ObjectReplacements/Object 6" xlink:type="simple" xlink:show="embed" xlink:actuate="onLoad"/></draw:frame><text:s/>reduziert und direkt danach <draw:frame draw:style-name="fr1" draw:name="Objekt7" text:anchor-type="as-char" svg:y="-0.379cm" svg:width="0.235cm" svg:height="0.471cm" draw:z-index="6"><draw:object xlink:href="./Object 7" xlink:type="simple" xlink:show="embed" xlink:actuate="onLoad"/><draw:image xlink:href="./ObjectReplacements/Object 7" xlink:type="simple" xlink:show="embed" xlink:actuate="onLoad"/></draw:frame><text:s/><text:span text:style-name="T14">reduziert so wie </text:span><text:span text:style-name="T14"><draw:frame draw:style-name="fr1" draw:name="Objekt8" text:anchor-type="as-char" svg:y="-0.379cm" svg:width="0.27cm" svg:height="0.47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4"><text:s/>erhöht, was wieder dafür sorgt das das Programm nicht terminiert. </text:span></text:p>
      <text:p text:style-name="P22">Nun kann man aber feststellen, dass es niemals Sinn macht <draw:frame draw:style-name="fr1" draw:name="Objekt9" text:anchor-type="as-char" svg:y="-0.379cm" svg:width="0.235cm" svg:height="0.471cm" draw:z-index="8"><draw:object xlink:href="./Object 9" xlink:type="simple" xlink:show="embed" xlink:actuate="onLoad"/><draw:image xlink:href="./ObjectReplacements/Object 9" xlink:type="simple" xlink:show="embed" xlink:actuate="onLoad"/></draw:frame><text:s/>oder <draw:frame draw:style-name="fr1" draw:name="Objekt10" text:anchor-type="as-char" svg:y="-0.379cm" svg:width="0.27cm" svg:height="0.471cm" draw:z-index="9"><draw:object xlink:href="./Object 10" xlink:type="simple" xlink:show="embed" xlink:actuate="onLoad"/><draw:image xlink:href="./ObjectReplacements/Object 10" xlink:type="simple" xlink:show="embed" xlink:actuate="onLoad"/></draw:frame><text:s/>erst zu reduzieren nur um es danach wieder zu erhöhen, <text:span text:style-name="T15">da wir ja immer in den kleinstmöglichen Schritten arbeiten</text:span>. Deshalb mache ich dieses Verhalten unmöglich. </text:p>
      <text:p text:style-name="P22">Dies erreiche ich dadurch das ich erst nach dem Kriterium der Länge von <draw:frame draw:style-name="fr1" draw:name="Objekt11" text:anchor-type="as-char" svg:y="-0.379cm" svg:width="0.235cm" svg:height="0.471cm" draw:z-index="10"><draw:object xlink:href="./Object 11" xlink:type="simple" xlink:show="embed" xlink:actuate="onLoad"/><draw:image xlink:href="./ObjectReplacements/Object 11" xlink:type="simple" xlink:show="embed" xlink:actuate="onLoad"/></draw:frame><text:s/>oder <draw:frame draw:style-name="fr1" draw:name="Objekt12" text:anchor-type="as-char" svg:y="-0.379cm" svg:width="0.27cm" svg:height="0.471cm" draw:z-index="11"><draw:object xlink:href="./Object 12" xlink:type="simple" xlink:show="embed" xlink:actuate="onLoad"/><draw:image xlink:href="./ObjectReplacements/Object 12" xlink:type="simple" xlink:show="embed" xlink:actuate="onLoad"/></draw:frame><text:s/>versuche diese zu verändern und wenn das zu keinem Ergebnis führt noch überprüfe auf welcher der zwei Seiten mehr Kleingärten in das Grundstück passen un<text:span text:style-name="T15">d verändere diese als erste. </text:span></text:p>
      <text:list xml:id="list103732315955620" text:continue-numbering="true" text:style-name="WWNum1">
        <text:list-item>
          <text:h text:style-name="P15" text:outline-level="1" loext:marker-style-name="T2"><text:bookmark-start text:name="__RefHeading___Toc2234_4178761632"/><text:span text:style-name="T2">Umsetzung</text:span><text:bookmark-end text:name="__RefHeading___Toc2234_4178761632"/></text:h>
        </text:list-item>
      </text:list>
      <text:p text:style-name="P23" loext:marker-style-name="T2"><text:span text:style-name="T2">Mein Programm habe ich in Java geschrieben und so </text:span><text:span text:style-name="T4">meine eigene</text:span><text:span text:style-name="T2"> Sandart Klasse zum einlesen der Datei verwendet. </text:span></text:p>
      <text:p text:style-name="P24" loext:marker-style-name="T2"><text:span text:style-name="T5">Zur späteren Verwendung breche ich als erstes die obere Grenze der Interessenten. Diese speichere ich, wie auch alle anderen Komma zahlen als float. </text:span></text:p>
      <text:p text:style-name="P25" loext:marker-style-name="T2"><text:span text:style-name="T5">D</text:span><text:span text:style-name="T2">anach rufe ich in einer anderen Klasse den euklidischen Algorithmus auf die zwei Eingaben auf.</text:span></text:p>
      <text:h text:style-name="P16" text:outline-level="2"><text:soft-page-break/>Euklidischer Algorithmus</text:h>
      <text:p text:style-name="P25">Hier suche ich mir zu Umsetzung des Algorithmus erst durch eine einfach if-Schleife die größere der beiden Zahlen <draw:frame draw:style-name="fr1" draw:name="Objekt14" text:anchor-type="as-char" svg:y="-0.379cm" svg:width="0.228cm" svg:height="0.471cm" draw:z-index="13"><draw:object xlink:href="./Object 14" xlink:type="simple" xlink:show="embed" xlink:actuate="onLoad"/><draw:image xlink:href="./ObjectReplacements/Object 14" xlink:type="simple" xlink:show="embed" xlink:actuate="onLoad"/></draw:frame>. Dann verwende ich eine while schleife für den eigentlichen Algorithmus die solange läuft bis die am Anfang kleinere Zahl <draw:frame draw:style-name="fr1" draw:name="Objekt13" text:anchor-type="as-char" svg:y="-0.379cm" svg:width="0.229cm" svg:height="0.471cm" draw:z-index="12"><draw:object xlink:href="./Object 13" xlink:type="simple" xlink:show="embed" xlink:actuate="onLoad"/><draw:image xlink:href="./ObjectReplacements/Object 13" xlink:type="simple" xlink:show="embed" xlink:actuate="onLoad"/></draw:frame><text:s/>= 0 ist. In dieser Schleife setze ich b auf das modulo von a % b und a dann auf das</text:p>
      <text:h text:style-name="P17" text:outline-level="2">Anpassung zur Lösung</text:h>
      <text:p text:style-name="P3"/>
      <text:h text:style-name="Heading_20_2" text:outline-level="2"/>
      <text:p text:style-name="P19" loext:marker-style-name="T2"><text:bookmark text:name="__RefHeading___Toc2236_4178761632"/><text:span text:style-name="T2"/></text:p>
      <text:list text:continue-numbering="true" text:style-name="WWNum1">
        <text:list-item>
          <text:h text:style-name="P15" text:outline-level="1" loext:marker-style-name="T2"><text:span text:style-name="T2">Beispiele</text:span></text:h>
        </text:list-item>
      </text:list>
      <text:p text:style-name="P18" loext:marker-style-name="T2"><text:span text:style-name="T2"/></text:p>
      <text:p text:style-name="P19" loext:marker-style-name="T2"/>
      <text:h text:style-name="P14" text:outline-level="1" loext:marker-style-name="T2"><text:bookmark-start text:name="__RefHeading___Toc2238_4178761632"/><text:span text:style-name="T2">Quellcode</text:span><text:bookmark-end text:name="__RefHeading___Toc2238_4178761632"/></text:h>
      <text:p text:style-name="P18" loext:marker-style-name="T2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3" style:layout-grid-base-height="0.5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5cm" fo:margin-left="0cm" fo:margin-right="0cm" fo:margin-bottom="0.894cm" style:dynamic-spacing="true"/>
      </style:header-style>
      <style:footer-style>
        <style:header-footer-properties fo:min-height="0.995cm" fo:margin-left="0cm" fo:margin-right="0cm" fo:margin-top="0.89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24:04.150000000</meta:creation-date>
    <meta:generator>LibreOffice/24.2.5.2$Windows_X86_64 LibreOffice_project/bffef4ea93e59bebbeaf7f431bb02b1a39ee8a59</meta:generator>
    <dc:date>2024-10-31T10:37:30.283000000</dc:date>
    <meta:editing-duration>PT2H39M52S</meta:editing-duration>
    <meta:editing-cycles>7</meta:editing-cycles>
    <meta:document-statistic meta:table-count="0" meta:image-count="0" meta:object-count="14" meta:page-count="3" meta:paragraph-count="39" meta:word-count="681" meta:character-count="4379" meta:non-whitespace-character-count="3708"/>
  </office:meta>
</office:document-meta>
</file>

<file path=Object 1/content.xml><?xml version="1.0" encoding="utf-8"?>
<math xmlns="http://www.w3.org/1998/Math/MathML" display="block">
  <semantics>
    <mrow>
      <mi mathvariant="italic">Interessenten</mi>
      <mo stretchy="false">−</mo>
      <mrow>
        <mo fence="true" form="prefix" stretchy="false">[</mo>
        <mrow>
          <mrow>
            <mi mathvariant="italic">Interesenten</mi>
            <mo stretchy="false">+</mo>
            <mrow>
              <mo fence="true" form="prefix" stretchy="false">(</mo>
              <mrow>
                <mrow>
                  <mi mathvariant="italic">Interesenten</mi>
                  <mo stretchy="false">÷</mo>
                  <mn>100</mn>
                  <mo stretchy="false">⋅</mo>
                  <mn>10</mn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{  Interessenten - [ { Interesenten + ( Interesenten div 100 cdot 10) } ] }</annotation>
  </semantics>
</math>
</file>

<file path=Object 10/content.xml><?xml version="1.0" encoding="utf-8"?>
<math xmlns="http://www.w3.org/1998/Math/MathML" display="block">
  <semantics>
    <mrow>
      <mi>y</mi>
    </mrow>
    <annotation encoding="StarMath 5.0">y</annotation>
  </semantics>
</math>
</file>

<file path=Object 11/content.xml><?xml version="1.0" encoding="utf-8"?>
<math xmlns="http://www.w3.org/1998/Math/MathML" display="block">
  <semantics>
    <mrow>
      <mi>x</mi>
    </mrow>
    <annotation encoding="StarMath 5.0">x</annotation>
  </semantics>
</math>
</file>

<file path=Object 12/content.xml><?xml version="1.0" encoding="utf-8"?>
<math xmlns="http://www.w3.org/1998/Math/MathML" display="block">
  <semantics>
    <mrow>
      <mi>y</mi>
    </mrow>
    <annotation encoding="StarMath 5.0">y</annotation>
  </semantics>
</math>
</file>

<file path=Object 13/content.xml><?xml version="1.0" encoding="utf-8"?>
<math xmlns="http://www.w3.org/1998/Math/MathML" display="block">
  <semantics>
    <mrow>
      <mi>b</mi>
    </mrow>
    <annotation encoding="StarMath 5.0">b</annotation>
  </semantics>
</math>
</file>

<file path=Object 14/content.xml><?xml version="1.0" encoding="utf-8"?>
<math xmlns="http://www.w3.org/1998/Math/MathML" display="block">
  <semantics>
    <mrow>
      <mi>a</mi>
    </mrow>
    <annotation encoding="StarMath 5.0">a</annotation>
  </semantics>
</math>
</file>

<file path=Object 2/content.xml><?xml version="1.0" encoding="utf-8"?>
<math xmlns="http://www.w3.org/1998/Math/MathML" display="block">
  <semantics>
    <mrow>
      <msub>
        <mi>x</mi>
        <mi mathvariant="italic">neu</mi>
      </msub>
      <mo stretchy="false">=</mo>
      <mrow>
        <msub>
          <mi>x</mi>
          <mi mathvariant="italic">alt</mi>
        </msub>
        <mo stretchy="false">+</mo>
        <mrow>
          <mo fence="true" form="prefix" stretchy="false">[</mo>
          <mrow>
            <mrow>
              <msub>
                <mi>x</mi>
                <mi mathvariant="italic">alt</mi>
              </msub>
              <mo stretchy="false">÷</mo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 mathvariant="italic">gx</mi>
                          <mo stretchy="false">÷</mo>
                          <msub>
                            <mi>x</mi>
                            <mi mathvariant="italic">alt</mi>
                          </msub>
                        </mrow>
                      </mrow>
                      <mo fence="true" form="postfix" stretchy="false">)</mo>
                    </mrow>
                    <mo stretchy="false">+</mo>
                    <mn>1</mn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x _ neu = x_alt + [ x_alt div ((gx div x_ alt)+1)]</annotation>
  </semantics>
</math>
</file>

<file path=Object 3/content.xml><?xml version="1.0" encoding="utf-8"?>
<math xmlns="http://www.w3.org/1998/Math/MathML" display="block">
  <semantics>
    <mrow>
      <mi>x</mi>
    </mrow>
    <annotation encoding="StarMath 5.0">x</annotation>
  </semantics>
</math>
</file>

<file path=Object 4/content.xml><?xml version="1.0" encoding="utf-8"?>
<math xmlns="http://www.w3.org/1998/Math/MathML" display="block">
  <semantics>
    <mrow>
      <mi>x</mi>
    </mrow>
    <annotation encoding="StarMath 5.0">x</annotation>
  </semantics>
</math>
</file>

<file path=Object 5/content.xml><?xml version="1.0" encoding="utf-8"?>
<math xmlns="http://www.w3.org/1998/Math/MathML" display="block">
  <semantics>
    <mrow>
      <mi>x</mi>
    </mrow>
    <annotation encoding="StarMath 5.0">x</annotation>
  </semantics>
</math>
</file>

<file path=Object 6/content.xml><?xml version="1.0" encoding="utf-8"?>
<math xmlns="http://www.w3.org/1998/Math/MathML" display="block">
  <semantics>
    <mrow>
      <mi>y</mi>
    </mrow>
    <annotation encoding="StarMath 5.0">y</annotation>
  </semantics>
</math>
</file>

<file path=Object 7/content.xml><?xml version="1.0" encoding="utf-8"?>
<math xmlns="http://www.w3.org/1998/Math/MathML" display="block">
  <semantics>
    <mrow>
      <mi>x</mi>
    </mrow>
    <annotation encoding="StarMath 5.0">x</annotation>
  </semantics>
</math>
</file>

<file path=Object 8/content.xml><?xml version="1.0" encoding="utf-8"?>
<math xmlns="http://www.w3.org/1998/Math/MathML" display="block">
  <semantics>
    <mrow>
      <mi>y</mi>
    </mrow>
    <annotation encoding="StarMath 5.0">y</annotation>
  </semantics>
</math>
</file>

<file path=Object 9/content.xml><?xml version="1.0" encoding="utf-8"?>
<math xmlns="http://www.w3.org/1998/Math/MathML" display="block">
  <semantics>
    <mrow>
      <mi>x</mi>
    </mrow>
    <annotation encoding="StarMath 5.0">x</annotation>
  </semantics>
</math>
</file>